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22pt" fo:font-weight="bold" officeooo:rsid="0005c15c" officeooo:paragraph-rsid="0005c15c"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Arial" fo:font-size="16pt" fo:font-weight="normal" officeooo:rsid="0005c15c" officeooo:paragraph-rsid="0005c15c"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style:font-name="Arial" fo:font-size="14pt" fo:font-weight="normal" officeooo:rsid="0005c15c" officeooo:paragraph-rsid="0005c15c"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2pt" fo:font-weight="normal" officeooo:rsid="0005c15c" officeooo:paragraph-rsid="0005c15c"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weight="normal" officeooo:rsid="0005e5e8" officeooo:paragraph-rsid="0005e5e8"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solid" style:text-underline-width="auto" style:text-underline-color="font-color" fo:font-weight="normal" officeooo:rsid="0005e5e8" officeooo:paragraph-rsid="0005e5e8" style:font-size-asian="12pt" style:font-weight-asian="normal" style:font-size-complex="12pt" style:font-weight-complex="normal"/>
    </style:style>
    <style:style style:name="P7" style:family="paragraph" style:parent-style-name="Standard" style:list-style-name="L1">
      <style:paragraph-properties fo:margin-top="0cm" fo:margin-bottom="0cm" loext:contextual-spacing="false" fo:line-height="115%" fo:text-align="justify" style:justify-single-word="false" style:writing-mode="page"/>
      <style:text-properties style:font-name="Arial" fo:font-size="12pt" style:text-underline-style="solid" style:text-underline-width="auto" style:text-underline-color="font-color" fo:font-weight="normal" officeooo:rsid="00087eec" officeooo:paragraph-rsid="00087eec"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5e5e8" officeooo:paragraph-rsid="0005e5e8"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7871d" officeooo:paragraph-rsid="0007871d"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87eec" officeooo:paragraph-rsid="00087eec" style:font-size-asian="12pt" style:font-weight-asian="normal" style:font-size-complex="12pt" style:font-weight-complex="normal"/>
    </style:style>
    <style:style style:name="P11"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5e5e8" officeooo:paragraph-rsid="0005e5e8"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7871d" officeooo:paragraph-rsid="0005e5e8"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7871d" officeooo:paragraph-rsid="0007871d"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87eec" officeooo:paragraph-rsid="0007871d"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87eec" officeooo:paragraph-rsid="00087eec"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solid" style:text-underline-width="auto" style:text-underline-color="font-color" fo:font-weight="normal" officeooo:rsid="0007871d" officeooo:paragraph-rsid="0007871d"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solid" style:text-underline-width="auto" style:text-underline-color="font-color" fo:font-weight="normal" officeooo:rsid="00087eec" officeooo:paragraph-rsid="00087eec" style:font-size-asian="12pt" style:font-style-asian="normal" style:font-weight-asian="normal" style:font-size-complex="12pt" style:font-style-complex="normal" style:font-weight-complex="normal"/>
    </style:style>
    <style:style style:name="P18" style:family="paragraph" style:parent-style-name="Heading_20_2">
      <style:paragraph-properties fo:margin-top="0cm" fo:margin-bottom="0cm" loext:contextual-spacing="false" fo:line-height="115%" fo:text-align="justify" style:justify-single-word="false" style:writing-mode="page"/>
    </style:style>
    <style:style style:name="P19" style:family="paragraph" style:parent-style-name="Heading_20_2">
      <style:paragraph-properties fo:margin-top="0cm" fo:margin-bottom="0cm" loext:contextual-spacing="false" fo:line-height="115%" fo:text-align="justify" style:justify-single-word="false" style:writing-mode="page"/>
      <style:text-properties style:font-name="Arial"/>
    </style:style>
    <style:style style:name="P20" style:family="paragraph" style:parent-style-name="Text_20_body">
      <style:paragraph-properties fo:margin-top="0cm" fo:margin-bottom="0cm" loext:contextual-spacing="false" fo:line-height="115%" fo:text-align="justify" style:justify-single-word="false" style:writing-mode="page"/>
      <style:text-properties officeooo:rsid="0008b25a" officeooo:paragraph-rsid="0008b25a"/>
    </style:style>
    <style:style style:name="P21" style:family="paragraph" style:parent-style-name="Text_20_body" style:list-style-name="L2">
      <style:paragraph-properties fo:margin-top="0cm" fo:margin-bottom="0cm" loext:contextual-spacing="false" fo:line-height="115%" fo:text-align="justify" style:justify-single-word="false" style:writing-mode="page"/>
      <style:text-properties officeooo:rsid="000904d5" officeooo:paragraph-rsid="000904d5"/>
    </style:style>
    <style:style style:name="P22" style:family="paragraph" style:parent-style-name="Text_20_body">
      <style:paragraph-properties fo:margin-top="0cm" fo:margin-bottom="0cm" loext:contextual-spacing="false" fo:line-height="115%" fo:text-align="justify" style:justify-single-word="false" style:writing-mode="page"/>
      <style:text-properties officeooo:rsid="000904d5" officeooo:paragraph-rsid="000904d5"/>
    </style:style>
    <style:style style:name="P23" style:family="paragraph" style:parent-style-name="Text_20_body">
      <style:paragraph-properties fo:margin-top="0cm" fo:margin-bottom="0cm" loext:contextual-spacing="false" fo:line-height="115%" fo:text-align="justify" style:justify-single-word="false" style:writing-mode="page"/>
      <style:text-properties style:text-underline-style="solid" style:text-underline-width="auto" style:text-underline-color="font-color" officeooo:rsid="000904d5" officeooo:paragraph-rsid="000904d5"/>
    </style:style>
    <style:style style:name="P24" style:family="paragraph" style:parent-style-name="Text_20_body">
      <style:paragraph-properties fo:margin-top="0cm" fo:margin-bottom="0cm" loext:contextual-spacing="false" fo:line-height="115%" fo:text-align="justify" style:justify-single-word="false" style:writing-mode="page"/>
      <style:text-properties style:text-underline-style="solid" style:text-underline-width="auto" style:text-underline-color="font-color" officeooo:rsid="000ef861" officeooo:paragraph-rsid="000ef861"/>
    </style:style>
    <style:style style:name="P25" style:family="paragraph" style:parent-style-name="Text_20_body">
      <style:paragraph-properties fo:margin-top="0cm" fo:margin-bottom="0cm" loext:contextual-spacing="false" fo:line-height="115%" fo:text-align="justify" style:justify-single-word="false" style:writing-mode="page"/>
      <style:text-properties style:text-underline-style="solid" style:text-underline-width="auto" style:text-underline-color="font-color" officeooo:rsid="0012b439" officeooo:paragraph-rsid="0012b439"/>
    </style:style>
    <style:style style:name="P26" style:family="paragraph" style:parent-style-name="Text_20_body">
      <style:paragraph-properties fo:margin-top="0cm" fo:margin-bottom="0cm" loext:contextual-spacing="false" fo:line-height="115%" fo:text-align="justify" style:justify-single-word="false" style:writing-mode="page"/>
      <style:text-properties style:text-underline-style="solid" style:text-underline-width="auto" style:text-underline-color="font-color" officeooo:rsid="00158f40" officeooo:paragraph-rsid="00158f40"/>
    </style:style>
    <style:style style:name="P27" style:family="paragraph" style:parent-style-name="Text_20_body">
      <style:paragraph-properties fo:margin-top="0cm" fo:margin-bottom="0cm" loext:contextual-spacing="false" fo:line-height="115%" fo:text-align="justify" style:justify-single-word="false" style:writing-mode="page"/>
    </style:style>
    <style:style style:name="P28" style:family="paragraph" style:parent-style-name="Text_20_body" style:list-style-name="L5">
      <style:paragraph-properties fo:margin-top="0cm" fo:margin-bottom="0cm" loext:contextual-spacing="false" fo:line-height="115%" fo:text-align="justify" style:justify-single-word="false" style:writing-mode="page"/>
      <style:text-properties officeooo:paragraph-rsid="000ef861"/>
    </style:style>
    <style:style style:name="P29" style:family="paragraph" style:parent-style-name="Text_20_body">
      <style:paragraph-properties fo:margin-top="0cm" fo:margin-bottom="0cm" loext:contextual-spacing="false" fo:line-height="115%" fo:text-align="justify" style:justify-single-word="false" style:writing-mode="page"/>
      <style:text-properties officeooo:rsid="00090729" officeooo:paragraph-rsid="00090729"/>
    </style:style>
    <style:style style:name="P30" style:family="paragraph" style:parent-style-name="Text_20_body" style:list-style-name="L3">
      <style:paragraph-properties fo:margin-top="0cm" fo:margin-bottom="0cm" loext:contextual-spacing="false" fo:line-height="115%" fo:text-align="justify" style:justify-single-word="false" style:writing-mode="page"/>
      <style:text-properties officeooo:rsid="00090729" officeooo:paragraph-rsid="00090729"/>
    </style:style>
    <style:style style:name="P31" style:family="paragraph" style:parent-style-name="Text_20_body" style:list-style-name="L3">
      <style:paragraph-properties fo:margin-top="0cm" fo:margin-bottom="0cm" loext:contextual-spacing="false" fo:line-height="115%" fo:text-align="justify" style:justify-single-word="false" style:writing-mode="page"/>
      <style:text-properties officeooo:rsid="000a8274" officeooo:paragraph-rsid="000a8274"/>
    </style:style>
    <style:style style:name="P32" style:family="paragraph" style:parent-style-name="Text_20_body" style:list-style-name="L3">
      <style:paragraph-properties fo:margin-top="0cm" fo:margin-bottom="0cm" loext:contextual-spacing="false" fo:line-height="115%" fo:text-align="justify" style:justify-single-word="false" style:writing-mode="page"/>
      <style:text-properties officeooo:rsid="000c4806" officeooo:paragraph-rsid="000c4806"/>
    </style:style>
    <style:style style:name="P33" style:family="paragraph" style:parent-style-name="Text_20_body">
      <style:paragraph-properties fo:margin-top="0cm" fo:margin-bottom="0cm" loext:contextual-spacing="false" fo:line-height="115%" fo:text-align="justify" style:justify-single-word="false" style:writing-mode="page"/>
      <style:text-properties officeooo:rsid="000c4806" officeooo:paragraph-rsid="000c4806"/>
    </style:style>
    <style:style style:name="P34" style:family="paragraph" style:parent-style-name="Text_20_body" style:list-style-name="L4">
      <style:paragraph-properties fo:margin-top="0cm" fo:margin-bottom="0cm" loext:contextual-spacing="false" fo:line-height="115%" fo:text-align="justify" style:justify-single-word="false" style:writing-mode="page"/>
      <style:text-properties officeooo:rsid="000c4806" officeooo:paragraph-rsid="000c4806"/>
    </style:style>
    <style:style style:name="P35" style:family="paragraph" style:parent-style-name="Text_20_body" style:list-style-name="L4">
      <style:paragraph-properties fo:margin-top="0cm" fo:margin-bottom="0cm" loext:contextual-spacing="false" fo:line-height="115%" fo:text-align="justify" style:justify-single-word="false" style:writing-mode="page"/>
      <style:text-properties officeooo:rsid="000dbdf5" officeooo:paragraph-rsid="000dbdf5"/>
    </style:style>
    <style:style style:name="P36" style:family="paragraph" style:parent-style-name="Text_20_body">
      <style:paragraph-properties fo:margin-top="0cm" fo:margin-bottom="0cm" loext:contextual-spacing="false" fo:line-height="115%" fo:text-align="justify" style:justify-single-word="false" style:writing-mode="page"/>
      <style:text-properties officeooo:rsid="000dbdf5" officeooo:paragraph-rsid="000dbdf5"/>
    </style:style>
    <style:style style:name="P37"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0ef861" officeooo:paragraph-rsid="000ef861"/>
    </style:style>
    <style:style style:name="P38"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35be7" officeooo:paragraph-rsid="00135be7"/>
    </style:style>
    <style:style style:name="P39" style:family="paragraph" style:parent-style-name="Text_20_body" style:list-style-name="L6">
      <style:paragraph-properties fo:margin-top="0cm" fo:margin-bottom="0cm" loext:contextual-spacing="false" fo:line-height="115%" fo:text-align="justify" style:justify-single-word="false" style:writing-mode="page"/>
      <style:text-properties style:text-underline-style="none" officeooo:rsid="0014a8db" officeooo:paragraph-rsid="0014a8db"/>
    </style:style>
    <style:style style:name="P40"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4a8db" officeooo:paragraph-rsid="0014a8db"/>
    </style:style>
    <style:style style:name="P41"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58f40" officeooo:paragraph-rsid="00158f40"/>
    </style:style>
    <style:style style:name="P42"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6cf55" officeooo:paragraph-rsid="0016cf55"/>
    </style:style>
    <style:style style:name="P43" style:family="paragraph" style:parent-style-name="Text_20_body" style:list-style-name="L5">
      <style:paragraph-properties fo:margin-top="0cm" fo:margin-bottom="0cm" loext:contextual-spacing="false" fo:line-height="115%" fo:text-align="justify" style:justify-single-word="false" style:writing-mode="page"/>
      <style:text-properties officeooo:rsid="0010bed4" officeooo:paragraph-rsid="0010bed4"/>
    </style:style>
    <style:style style:name="P44" style:family="paragraph" style:parent-style-name="Text_20_body" style:list-style-name="L5">
      <style:paragraph-properties fo:margin-top="0cm" fo:margin-bottom="0cm" loext:contextual-spacing="false" fo:line-height="115%" fo:text-align="justify" style:justify-single-word="false" style:writing-mode="page"/>
      <style:text-properties officeooo:rsid="0012b439" officeooo:paragraph-rsid="0012b439"/>
    </style:style>
    <style:style style:name="P45" style:family="paragraph" style:parent-style-name="Text_20_body">
      <style:paragraph-properties fo:margin-top="0cm" fo:margin-bottom="0cm" loext:contextual-spacing="false" fo:line-height="115%" fo:text-align="justify" style:justify-single-word="false" style:writing-mode="page"/>
      <style:text-properties officeooo:rsid="0012b439" officeooo:paragraph-rsid="0012b439"/>
    </style:style>
    <style:style style:name="P46" style:family="paragraph" style:parent-style-name="Text_20_body">
      <style:paragraph-properties fo:margin-top="0cm" fo:margin-bottom="0cm" loext:contextual-spacing="false" fo:line-height="115%" fo:text-align="justify" style:justify-single-word="false" style:writing-mode="page"/>
      <style:text-properties officeooo:rsid="00135be7" officeooo:paragraph-rsid="00135be7"/>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871d" style:font-style-asian="normal" style:font-style-complex="normal"/>
    </style:style>
    <style:style style:name="T5" style:family="text">
      <style:text-properties fo:font-style="normal" officeooo:rsid="00087eec" style:font-style-asian="normal" style:font-style-complex="normal"/>
    </style:style>
    <style:style style:name="T6" style:family="text">
      <style:text-properties fo:font-style="normal" officeooo:rsid="001939e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style:font-name="Arial"/>
    </style:style>
    <style:style style:name="T10" style:family="text">
      <style:text-properties style:font-name="Arial" officeooo:rsid="000904d5"/>
    </style:style>
    <style:style style:name="T11" style:family="text">
      <style:text-properties style:font-name="Arial" style:text-underline-style="solid" style:text-underline-width="auto" style:text-underline-color="font-color" fo:font-weight="normal" style:font-weight-asian="normal" style:font-weight-complex="normal"/>
    </style:style>
    <style:style style:name="T12" style:family="text">
      <style:text-properties style:font-name="Arial" style:text-underline-style="solid" style:text-underline-width="auto" style:text-underline-color="font-color" fo:font-weight="normal" officeooo:rsid="000ef861" style:font-weight-asian="normal" style:font-weight-complex="normal"/>
    </style:style>
    <style:style style:name="T13" style:family="text">
      <style:text-properties style:font-name="Arial" style:text-underline-style="none"/>
    </style:style>
    <style:style style:name="T14" style:family="text">
      <style:text-properties style:font-name="Arial" style:text-underline-style="none" fo:font-weight="bold" style:font-weight-asian="bold" style:font-weight-complex="bold"/>
    </style:style>
    <style:style style:name="T15" style:family="text">
      <style:text-properties style:font-name="Arial" style:text-underline-style="none" officeooo:rsid="000a8274"/>
    </style:style>
    <style:style style:name="T16" style:family="text">
      <style:text-properties style:font-name="Arial" style:text-underline-style="none" officeooo:rsid="000dbdf5"/>
    </style:style>
    <style:style style:name="T17" style:family="text">
      <style:text-properties style:font-name="Arial" style:text-underline-style="none" officeooo:rsid="000ef861"/>
    </style:style>
    <style:style style:name="T18" style:family="text">
      <style:text-properties style:font-name="Arial" style:text-underline-style="none" fo:font-weight="normal" style:font-weight-asian="normal" style:font-weight-complex="normal"/>
    </style:style>
    <style:style style:name="T19" style:family="text">
      <style:text-properties style:font-name="Arial" style:text-underline-style="none" fo:font-weight="normal" officeooo:rsid="000ef861" style:font-weight-asian="normal" style:font-weight-complex="normal"/>
    </style:style>
    <style:style style:name="T20" style:family="text">
      <style:text-properties style:font-name="Arial" style:text-underline-style="none" fo:font-weight="normal" officeooo:rsid="0010bed4" style:font-weight-asian="normal" style:font-weight-complex="normal"/>
    </style:style>
    <style:style style:name="T21" style:family="text">
      <style:text-properties style:font-name="Arial" style:text-underline-style="none" fo:font-weight="normal" officeooo:rsid="0012b439" style:font-weight-asian="normal" style:font-weight-complex="normal"/>
    </style:style>
    <style:style style:name="T22" style:family="text">
      <style:text-properties style:font-name="Arial" style:text-underline-style="none" officeooo:rsid="0014a8db"/>
    </style:style>
    <style:style style:name="T23" style:family="text">
      <style:text-properties style:font-name="Arial" fo:font-weight="bold" style:font-weight-asian="bold" style:font-weight-complex="bold"/>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35be7" style:font-weight-asian="normal" style:font-weight-complex="normal"/>
    </style:style>
    <style:style style:name="T26" style:family="text">
      <style:text-properties style:font-name="Arial" fo:font-weight="normal" officeooo:rsid="0014a8db" style:font-weight-asian="normal" style:font-weight-complex="normal"/>
    </style:style>
    <style:style style:name="T27" style:family="text">
      <style:text-properties style:font-name="Arial" fo:font-weight="normal" officeooo:rsid="0016cf55" style:font-weight-asian="normal" style:font-weight-complex="normal"/>
    </style:style>
    <style:style style:name="T28" style:family="text">
      <style:text-properties officeooo:rsid="000904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INTELIGENCIA ARTIFICIAL – PRÁCTICA 2</text:p>
      <text:p text:style-name="P1"/>
      <text:p text:style-name="P1"/>
      <text:p text:style-name="P1">SISTEMAS BASADOS EN EL CONOCIMIENTO</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3"/>
      <text:p text:style-name="P3"/>
      <text:p text:style-name="P3"/>
      <text:p text:style-name="P3"/>
      <text:p text:style-name="P3"/>
      <text:p text:style-name="P4">Alex Pla</text:p>
      <text:p text:style-name="P4">Jan Manrique</text:p>
      <text:p text:style-name="P4">Arnau Orriols</text:p>
      <text:p text:style-name="P4"/>
      <text:p text:style-name="P4">Diciembre 2017</text:p>
      <text:h text:style-name="P18" text:outline-level="2"><text:soft-page-break/><text:span text:style-name="T9">1. Identificación</text:span></text:h>
      <text:p text:style-name="P27"><text:span text:style-name="T9"/></text:p>
      <text:p text:style-name="P5">En primer lugar, haremos una descripción breve del problema, en relación con el enunciado. Luego, para saber si el problema es abordable a través de un SBC, tenemos que identificar las fuentes de conocimiento y analizar su complejidad <text:span text:style-name="T28">para concluir.</text:span></text:p>
      <text:p text:style-name="P5"/>
      <text:p text:style-name="P6">1.1. Descripción del problema</text:p>
      <text:p text:style-name="P6"/>
      <text:p text:style-name="P8">El <text:span text:style-name="T1">Consorci de l’habitatge de Barcelona </text:span><text:span text:style-name="T3">necesita un sistema de recomendación de pisos y viviendas para los solicitantes que lo deseen.</text:span></text:p>
      <text:p text:style-name="P11"/>
      <text:p text:style-name="P8"><text:span text:style-name="T3">Las viviendas tienen diferentes características, como por ejemplo la localización, el precio mensual, </text:span><text:span text:style-name="T4">la superfície, la cercanía de zonas de ocio, transporte público, etc. De manera que los solicitantes, que también tienen unas características personales, y preferencias/restricciones de entorno, podran responder una serie de preguntas al sistema y en función de la información ofrecida, se les mostrará una serie de ofertas con un grado de recomendación (Parcialmente adecuado / Adecuado / Muy recomendable).</text:span></text:p>
      <text:p text:style-name="P12"/>
      <text:p text:style-name="P13">De entrada, el sistema ya poseerá algunas características personales de los solicitantes, y de esta forma el sistema solo preguntará por las preferencias del usuario en relación a dormitorios, cercanía de servicios y precio máximo disupesto a pagar.</text:p>
      <text:p text:style-name="P13"/>
      <text:p text:style-name="P16">1.2. Fuentes del conocimiento</text:p>
      <text:p text:style-name="P13"/>
      <text:p text:style-name="P9"><text:span text:style-name="T3">En primer lugar, la principal fuente de conocimiento del sistema será el propio usuario, o mejor dicho, los </text:span><text:span text:style-name="T7">solicitantes</text:span><text:span text:style-name="T3">. Esos son los que determinarán y harán descartar de entrada muchas de las opciones disponibles, dependiendo del tipo de solicitante (pareja, fam</text:span><text:span text:style-name="T6">i</text:span><text:span text:style-name="T3">lia, grupo, etc), de sus preferencias a introducir en el sistema,...</text:span></text:p>
      <text:p text:style-name="P13"/>
      <text:p text:style-name="P9"><text:span text:style-name="T3">En segundo lugar, la información y características de las </text:span><text:span text:style-name="T7">viviendas </text:span><text:span text:style-name="T5">de las ofertas de alquiler, </text:span><text:span text:style-name="T3">es también una fuente principal de conocimiento, porque contiene la información que tendremos que </text:span><text:span text:style-name="T5">cruzar con la información de los solicitantes.</text:span></text:p>
      <text:p text:style-name="P14"/>
      <text:p text:style-name="P10"><text:span text:style-name="T3">Finalmente, el </text:span><text:span text:style-name="T7">sentido común</text:span><text:span text:style-name="T3"> también juega un papel importante en la toma de decisiones, ya que por ejemplo si los solicitantes son jóvenes, priorizaremos una vivienda que esté cerca de una zona de ocio, etc.</text:span></text:p>
      <text:p text:style-name="P15"/>
      <text:p text:style-name="P17">1.3. Objetivos del sistema</text:p>
      <text:p text:style-name="P15"/>
      <text:list xml:id="list4187168434" text:style-name="L1">
        <text:list-item>
          <text:p text:style-name="P7"><text:span text:style-name="T2">Obtener</text:span><text:span text:style-name="T8"> toda la información en cuanto a preferencias del solicitante.</text:span></text:p>
        </text:list-item>
        <text:list-item>
          <text:p text:style-name="P7"><text:span text:style-name="T2">Inferir</text:span><text:span text:style-name="T8"> toda la información que nos proporcione la ontología y las instancias en cuanto a características del solicitante y de las ofertas.</text:span></text:p>
        </text:list-item>
        <text:list-item>
          <text:p text:style-name="P7"><text:span text:style-name="T2">Filtrar</text:span><text:span text:style-name="T8"> y </text:span><text:span text:style-name="T2">descartar</text:span><text:span text:style-name="T8"> toda aquella información que no nos interese en el caso en concreto.</text:span></text:p>
        </text:list-item>
        <text:list-item>
          <text:p text:style-name="P7"><text:span text:style-name="T2">Evaluar</text:span><text:span text:style-name="T8"> y </text:span><text:span text:style-name="T2">presentar</text:span><text:span text:style-name="T8"> las possibles soluciones al usuario.</text:span></text:p>
        </text:list-item>
      </text:list>
      <text:h text:style-name="P19" text:outline-level="2"><text:soft-page-break/>2. Conceptualización</text:h>
      <text:p text:style-name="P27"><text:span text:style-name="T9"/></text:p>
      <text:p text:style-name="P20"><text:span text:style-name="T9">En esta fase del problema, el experto tiene que decidir el modo de representación del conocimiento, basándose en la previa identificación. Para eso es necesario </text:span><text:span text:style-name="T10">dividir esa tarea en cuatro fases diferenciadas:</text:span></text:p>
      <text:p text:style-name="P20"><text:span text:style-name="T10"/></text:p>
      <text:list xml:id="list1217209139" text:style-name="L2">
        <text:list-item>
          <text:p text:style-name="P21"><text:span text:style-name="T14">Fase 1</text:span><text:span text:style-name="T9">: Definición de los conceptos del dominio y sus características para la posterior formalización de la ontología.</text:span></text:p>
        </text:list-item>
        <text:list-item>
          <text:p text:style-name="P21"><text:span text:style-name="T23">Fase 2</text:span><text:span text:style-name="T9">: Descomposición del problema en subproblemas, para que se pueda estructurar fácilmente el código en módulos y establecer las relaciones jerárquicas entre las diferentes fases de resolución.</text:span></text:p>
        </text:list-item>
        <text:list-item>
          <text:p text:style-name="P21"><text:span text:style-name="T23">Fase 3</text:span><text:span text:style-name="T9">: Proporcionar algunos ejemplos para que el experto se haga una idea del método de resolución.</text:span></text:p>
        </text:list-item>
        <text:list-item>
          <text:p text:style-name="P21"><text:span text:style-name="T23">Fase 4</text:span><text:span text:style-name="T9">: Establecer un modelo general de dominio del problema con toda la información de las fases anteriores.</text:span></text:p>
        </text:list-item>
      </text:list>
      <text:p text:style-name="P22"><text:span text:style-name="T9"/></text:p>
      <text:p text:style-name="P23"><text:span text:style-name="T9">3.1. Conceptos del dominio</text:span></text:p>
      <text:p text:style-name="P23"><text:span text:style-name="T13"/></text:p>
      <text:p text:style-name="P22"><text:span text:style-name="T13">A continuación se definen los diferentes conceptos del dominio extraídos del enunciado del problema.</text:span></text:p>
      <text:p text:style-name="P22"><text:span text:style-name="T13"/></text:p>
      <text:p text:style-name="P29"><text:span text:style-name="T13">Características de una </text:span><text:span text:style-name="T14">Vivienda</text:span><text:span text:style-name="T13">:</text:span></text:p>
      <text:p text:style-name="P29"><text:span text:style-name="T13"/></text:p>
      <text:list xml:id="list2502515607" text:style-name="L3">
        <text:list-item>
          <text:p text:style-name="P30"><text:span text:style-name="T13">Precio mensual en euros.</text:span></text:p>
        </text:list-item>
        <text:list-item>
          <text:p text:style-name="P30"><text:span text:style-name="T13">La superficie en metros cuadrados.</text:span></text:p>
        </text:list-item>
        <text:list-item>
          <text:p text:style-name="P30"><text:span text:style-name="T13">Número de dormitorios.</text:span></text:p>
        </text:list-item>
        <text:list-item>
          <text:p text:style-name="P32"><text:span text:style-name="T13">Tipo de dormitorios (simples o dobles).</text:span></text:p>
        </text:list-item>
        <text:list-item>
          <text:p text:style-name="P31"><text:span text:style-name="T13">Localización en coordenadas, distrito, calle y número.</text:span></text:p>
        </text:list-item>
        <text:list-item>
          <text:p text:style-name="P31"><text:span text:style-name="T13">Si tiene balcón.</text:span></text:p>
        </text:list-item>
        <text:list-item>
          <text:p text:style-name="P32"><text:span text:style-name="T13">Si tiene terraza.</text:span></text:p>
        </text:list-item>
        <text:list-item>
          <text:p text:style-name="P31"><text:span text:style-name="T13">Si tiene muebles.</text:span></text:p>
        </text:list-item>
        <text:list-item>
          <text:p text:style-name="P31"><text:span text:style-name="T13">Si tiene electrodomésticos.</text:span></text:p>
        </text:list-item>
        <text:list-item>
          <text:p text:style-name="P31"><text:span text:style-name="T13">El tipo (piso, dúplex o unifamiliar).</text:span></text:p>
        </text:list-item>
        <text:list-item>
          <text:p text:style-name="P31"><text:span text:style-name="T13">Si es piso o dúplex, el piso en el que se encuentra dentro del edificio (entresuelo, primero, segundo,...)</text:span></text:p>
        </text:list-item>
        <text:list-item>
          <text:p text:style-name="P31"><text:span text:style-name="T13">Si hay buenas vistas.</text:span></text:p>
        </text:list-item>
        <text:list-item>
          <text:p text:style-name="P31"><text:span text:style-name="T13">Si se permiten mascotas.</text:span></text:p>
        </text:list-item>
        <text:list-item>
          <text:p text:style-name="P31"><text:span text:style-name="T13">Si hay aire acondicionado.</text:span></text:p>
        </text:list-item>
        <text:list-item>
          <text:p text:style-name="P31"><text:span text:style-name="T13">Si hay calefacción.</text:span></text:p>
        </text:list-item>
        <text:list-item>
          <text:p text:style-name="P31"><text:span text:style-name="T13">Si hay piscina comunitaria.</text:span></text:p>
        </text:list-item>
        <text:list-item>
          <text:p text:style-name="P31"><text:span text:style-name="T13">Si hay plaza de garaje.</text:span></text:p>
        </text:list-item>
        <text:list-item>
          <text:p text:style-name="P31"><text:span text:style-name="T13">Si es un piso soleado (por la mañana, por la tarde o todo el día).</text:span></text:p>
        </text:list-item>
      </text:list>
      <text:p text:style-name="P33"><text:span text:style-name="T15"/></text:p>
      <text:p text:style-name="P33"><text:soft-page-break/><text:span text:style-name="T15"/></text:p>
      <text:p text:style-name="P33"><text:span text:style-name="T15"/></text:p>
      <text:p text:style-name="P33"><text:span text:style-name="T13">Características de un </text:span><text:span text:style-name="T14">Solicitante</text:span><text:span text:style-name="T13">:</text:span></text:p>
      <text:p text:style-name="P33"><text:span text:style-name="T13"/></text:p>
      <text:list xml:id="list2871337311" text:style-name="L4">
        <text:list-item>
          <text:p text:style-name="P34"><text:span text:style-name="T13">Tipo (individual, grupo, familia, pareja sin hijos, pareja que tendrá hijos).</text:span></text:p>
        </text:list-item>
        <text:list-item>
          <text:p text:style-name="P34"><text:span text:style-name="T13">En caso de ser familia, si es mono-parental o bi-parental.</text:span></text:p>
        </text:list-item>
        <text:list-item>
          <text:p text:style-name="P35"><text:span text:style-name="T13">En caso de ser familia, si tiene ancianos a cargo.</text:span></text:p>
        </text:list-item>
        <text:list-item>
          <text:p text:style-name="P35"><text:span text:style-name="T13">En caso de ser familia, el número de hijos.</text:span></text:p>
        </text:list-item>
        <text:list-item>
          <text:p text:style-name="P35"><text:span text:style-name="T13">En caso de ser grupo, el número de personas.</text:span></text:p>
        </text:list-item>
        <text:list-item>
          <text:p text:style-name="P35"><text:span text:style-name="T13">En caso de ser grupo, si hay algún estudiante.</text:span></text:p>
        </text:list-item>
        <text:list-item>
          <text:p text:style-name="P34"><text:span text:style-name="T13">Las edades de los solicitantes.</text:span></text:p>
        </text:list-item>
        <text:list-item>
          <text:p text:style-name="P34"><text:span text:style-name="T13">Si posee coche.</text:span></text:p>
        </text:list-item>
        <text:list-item>
          <text:p text:style-name="P34"><text:span text:style-name="T13">Si trabaja o estudia en la ciudad </text:span><text:span text:style-name="T16">y dónde se encuentra su puesto de trabajo o universidad.</text:span></text:p>
        </text:list-item>
        <text:list-item>
          <text:p text:style-name="P34"><text:span text:style-name="T13">Si prefiere utilizar el transporte público por ciudad.</text:span></text:p>
        </text:list-item>
        <text:list-item>
          <text:p text:style-name="P34"><text:span text:style-name="T13">El lugar donde estudia o trabaja.</text:span></text:p>
        </text:list-item>
        <text:list-item>
          <text:p text:style-name="P35"><text:span text:style-name="T13">El número y tipo de dormitorios deseados.</text:span></text:p>
        </text:list-item>
        <text:list-item>
          <text:p text:style-name="P35"><text:span text:style-name="T13">Los tipos de servicios que desea que estén más cerca.</text:span></text:p>
        </text:list-item>
        <text:list-item>
          <text:p text:style-name="P35"><text:span text:style-name="T13">El precio máximo que está dispuesto a pagar.</text:span></text:p>
        </text:list-item>
        <text:list-item>
          <text:p text:style-name="P35"><text:span text:style-name="T13">El precio mínimo para que considere que es una buena oferta.</text:span></text:p>
        </text:list-item>
        <text:list-item>
          <text:p text:style-name="P35"><text:span text:style-name="T13">Si tiene flexibilidad de precio, si la oferta lo merece.</text:span></text:p>
        </text:list-item>
      </text:list>
      <text:p text:style-name="P36"><text:span text:style-name="T13"/></text:p>
      <text:p text:style-name="P46"><text:span text:style-name="T13">Por otra parte, tenemos el concepto de </text:span><text:span text:style-name="T14">servicio</text:span><text:span text:style-name="T13">, el cual puede ser de diferentes tipos: parada de metro, parada de bus, gimnasio, biblioteca, centro de salud, centro comercial, estadio de deportes, biblioteca, colegio, hipermercado, supermercado, zona verde o zona de ocio nocturno. </text:span><text:span text:style-name="T22">Además, también tendremos la información de localización del servicio.</text:span></text:p>
      <text:p text:style-name="P36"><text:span text:style-name="T13"/></text:p>
      <text:p text:style-name="P36"><text:span text:style-name="T13">Finalmente, las </text:span><text:span text:style-name="T14">recomendaciones</text:span><text:span text:style-name="T13"> son también un concepto del dominio, y es ahí donde almacenaremos </text:span><text:span text:style-name="T17">todas las ofertas disponibles para un solicitante en concreto, en función de tres grados: Parcialmente Adecuado (no se cumplen completamente uno o dos requisitos), Adecuado (se cumplen todos los requisitos) o Muy Recomendable (se cumplen todos los requisitos y además hay condiciones extra que lo hacen ventajoso).</text:span></text:p>
      <text:p text:style-name="P36"><text:span text:style-name="T17"/></text:p>
      <text:p text:style-name="P24"><text:span text:style-name="T9">3.2. Descomposición en subproblemas</text:span></text:p>
      <text:p text:style-name="P37"><text:span text:style-name="T9"/></text:p>
      <text:p text:style-name="P37"><text:span text:style-name="T9">Para solucionar el problema planteado, necesitamos descomponer el problema en subproblemas, y resolverlos adecuadamente de manera secuencial.</text:span></text:p>
      <text:p text:style-name="P37"><text:span text:style-name="T9"/></text:p>
      <text:list xml:id="list186703521" text:style-name="L5">
        <text:list-item>
          <text:p text:style-name="P28"><text:span text:style-name="T12">Recopilación de información del solicitante</text:span><text:span text:style-name="T19">: </text:span><text:span text:style-name="T20">se pide al usuario/solicitante mediante preguntas toda la información acerca de sus características personales, y sus preferencias anteriormente comentadas.</text:span></text:p>
        </text:list-item>
        <text:list-item>
          <text:p text:style-name="P43"><text:span text:style-name="T11">Inferencia de datos del solicitante</text:span><text:span text:style-name="T18">: en esta fase, se analizan las preferencias y características del solicitante previamente introducidas, y se infiere esta información dentro del sistema para construir el perfil del solicitante.</text:span></text:p>
        </text:list-item>
        <text:list-item>
          <text:p text:style-name="P43"><text:soft-page-break/><text:span text:style-name="T11">Filtro de ofertas de alquiler</text:span><text:span text:style-name="T18">: </text:span><text:span text:style-name="T21">una vez tenemos la información del solicitante almacenada, pasamos a valorar todo el listado de viviendas disponibles, y a descartar las que claramente no cumplen alguna o algunas preferencias. Una vez ha habido el primer filtrado, se pasa a valorar las diferentes ofertas que han cumplido las preferencias, y a clasificarlas en función del grado de cumplimiento, según hemos establecido en el concepto de “recomendaciones”.</text:span></text:p>
        </text:list-item>
        <text:list-item>
          <text:p text:style-name="P44"><text:span text:style-name="T11">Presentación de la solución al solicitante</text:span><text:span text:style-name="T18">: finalmente, la solución generada anteriormente se presenta al solicitante de manera descendente, por grado de recomendación.</text:span></text:p>
        </text:list-item>
      </text:list>
      <text:p text:style-name="P45"><text:span text:style-name="T18"/></text:p>
      <text:p text:style-name="P25"><text:span text:style-name="T24">3.3. </text:span><text:span text:style-name="T25">Ejemplos del conocimiento experto extraído del dominio</text:span></text:p>
      <text:p text:style-name="P25"><text:span text:style-name="T25"/></text:p>
      <text:p text:style-name="P38"><text:span text:style-name="T24">Una de las funciones del experto del conocimiento es abstraer ciertos principios generales de la información objetiva introducida por el solicitante. Así pues, dependiendo del perfil del solicitante, podremos dar más importancia a algunas oferta</text:span><text:span text:style-name="T26">s más que otras en relación a los servicios y su cercanía, por ejemplo:</text:span></text:p>
      <text:p text:style-name="P38"><text:span text:style-name="T26"/></text:p>
      <text:list xml:id="list41285472" text:style-name="L6">
        <text:list-item>
          <text:p text:style-name="P39"><text:span text:style-name="T24">Las personas de avanzada edad tendrán más interés en una oferta donde haya un centro de salud cerca, o un supermercado.</text:span></text:p>
        </text:list-item>
        <text:list-item>
          <text:p text:style-name="P39"><text:span text:style-name="T24">Las personas jóvenes tendrán más interés en estar cerca de una zona de ocio o de un gimnasio.</text:span></text:p>
        </text:list-item>
        <text:list-item>
          <text:p text:style-name="P39"><text:span text:style-name="T24">Las familias con hijos tendrán interés en tener un colegio cerca o a media distancia, y zonas verdes.</text:span></text:p>
        </text:list-item>
        <text:list-item>
          <text:p text:style-name="P39"><text:span text:style-name="T24">Las familias también tendrán interés en tener un hipermercado cerca para hacer la compra, aunque si tienen coche no hará falta que esté cerca.</text:span></text:p>
        </text:list-item>
        <text:list-item>
          <text:p text:style-name="P39"><text:span text:style-name="T24">Dependiendo de si los trabajadores y/o estudiantes tienen coche y lo usan o no, será interesante tener transporte público cerca para ir a trabajar y/o estudiar.</text:span></text:p>
        </text:list-item>
        <text:list-item>
          <text:p text:style-name="P39"><text:span text:style-name="T24">En el caso de ser estudiantes y vivir en grupo, será interesante tener una biblioteca cerca para poder estudiar.</text:span></text:p>
        </text:list-item>
      </text:list>
      <text:p text:style-name="P40"><text:span text:style-name="T24"/></text:p>
      <text:p text:style-name="P26"><text:span text:style-name="T24">3.4. Flujo de razonamiento</text:span></text:p>
      <text:p text:style-name="P41"><text:span text:style-name="T24"/></text:p>
      <text:p text:style-name="P41"><text:span text:style-name="T24">Así pues y en conclusión, el usuario en primer lugar responderá a algunas preguntas acerca de sus preferencias. La identificación previa del usuario es necesaria para saber si su información ya está instanciada en el sistema.</text:span></text:p>
      <text:p text:style-name="P41"><text:span text:style-name="T24"/></text:p>
      <text:p text:style-name="P41"><text:span text:style-name="T24">Una vez el solicitante ha introducido sus preferencias, se realiza una abstracción de los datos y se infieren al sistema.</text:span></text:p>
      <text:p text:style-name="P41"><text:span text:style-name="T24"/></text:p>
      <text:p text:style-name="P41"><text:span text:style-name="T24">Después, se valoran todas las ofertas de alquiler de viviendas y se </text:span><text:span text:style-name="T27">descartan aquellas que no cumplan por completo una o más preferencias/restricciones del solicitante. Además, se tienen en cuenta otros factores extra para la recomendación.</text:span></text:p>
      <text:p text:style-name="P41"><text:span text:style-name="T27"/></text:p>
      <text:p text:style-name="P42"><text:soft-page-break/><text:span text:style-name="T24">De entre todas las recomendaciones posibles, se valoran y se establece una lista descendente y se clasifican en función de su grado de recomendación, anteriormente explicado.</text:span></text:p>
      <text:p text:style-name="P42"><text:span text:style-name="T24"/></text:p>
      <text:p text:style-name="P42"><text:span text:style-name="T24">Finalmente, se presenta la solución al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21:40.487853308</meta:creation-date>
    <dc:date>2017-12-18T19:25:17.639606897</dc:date>
    <meta:editing-duration>PT17M30S</meta:editing-duration>
    <meta:editing-cycles>4</meta:editing-cycles>
    <meta:generator>LibreOffice/5.4.3.2$MacOSX_X86_64 LibreOffice_project/92a7159f7e4af62137622921e809f8546db437e5</meta:generator>
    <meta:document-statistic meta:table-count="0" meta:image-count="0" meta:object-count="0" meta:page-count="6" meta:paragraph-count="87" meta:word-count="1408" meta:character-count="8815" meta:non-whitespace-character-count="7545"/>
  </office:meta>
</office:document-meta>
</file>